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teCacheNoWaitFacad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NoWaitFacade.failover( int i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RemoteCacheNoWaitFacade.get( Serializable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moteCacheNoWaitFacade.getMultiple( Set key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moteCacheNoWaitFacade.getCach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moteCacheNoWaitFacade.remove( Serializable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moteCacheNoWaitFacade.update( ICacheElement 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RemoteCacheNoWaitFacade.removeAl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moteCacheNoWaitFacade.getGroupKeys( String grou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moteCacheNoWaitFacade.setRemoteCacheAttributes( RemoteCacheAttributes rc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NoWaitFacade.getMatching( String patter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moteCacheNoWaitFacade.get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NoWaitFacade.getCach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NoWaitFacade.getStatistic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RemoteCacheNoWaitFacade.getRemoteCach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NoWaitFacade.getStatu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moteCacheNoWaitFacade.getAuxiliaryCach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NoWaitFacade.getEventLoggingExtra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NoWaitFacade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moteCacheNoWaitFacade.RemoteCacheNoWaitFacade( RemoteCacheNoWait [ ] noWaits , RemoteCacheAttributes rca , ICompositeCacheManager cacheMgr , ICacheEventLogger cacheEventLogger , IElementSerializer elementSerializ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moteCacheNoWaitFacade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